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52307" officeooo:paragraph-rsid="0005d957"/>
    </style:style>
    <style:style style:name="P2" style:family="paragraph" style:parent-style-name="Text_20_body">
      <style:text-properties officeooo:rsid="0012a93c" officeooo:paragraph-rsid="00052307"/>
    </style:style>
    <style:style style:name="P3" style:family="paragraph" style:parent-style-name="Text_20_body">
      <style:text-properties officeooo:paragraph-rsid="00052307"/>
    </style:style>
    <style:style style:name="P4" style:family="paragraph" style:parent-style-name="Text_20_body" style:master-page-name="">
      <style:paragraph-properties style:page-number="auto"/>
      <style:text-properties officeooo:rsid="0012a93c" officeooo:paragraph-rsid="00052307"/>
    </style:style>
    <style:style style:name="P5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052307"/>
    </style:style>
    <style:style style:name="P6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12a93c" officeooo:paragraph-rsid="00052307"/>
    </style:style>
    <style:style style:name="P7" style:family="paragraph" style:parent-style-name="Heading_20_1">
      <style:text-properties officeooo:rsid="0012a93c" officeooo:paragraph-rsid="00052307"/>
    </style:style>
    <style:style style:name="P8" style:family="paragraph" style:parent-style-name="Footer">
      <style:text-properties officeooo:rsid="00052307" officeooo:paragraph-rsid="00052307"/>
    </style:style>
    <style:style style:name="T1" style:family="text">
      <style:text-properties officeooo:rsid="00197fab"/>
    </style:style>
    <style:style style:name="T2" style:family="text">
      <style:text-properties officeooo:rsid="00162169"/>
    </style:style>
    <style:style style:name="T3" style:family="text">
      <style:text-properties officeooo:rsid="0010bea8"/>
    </style:style>
    <style:style style:name="T4" style:family="text">
      <style:text-properties officeooo:rsid="0005d957"/>
    </style:style>
    <style:style style:name="T5" style:family="text">
      <style:text-properties officeooo:rsid="0006f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rso de JavaScript</text:p>
      <text:p text:style-name="P4"/>
      <text:p text:style-name="P2"/>
      <text:p text:style-name="P2"/>
      <text:p text:style-name="P6">Esse documento apresentara minhas experiencias com o curso de <text:span text:style-name="T1">HTL5 e CSS3</text:span>, mostrando um pouco de suas histórias <text:span text:style-name="T2">e o que são</text:span> e alguns conhecimentos sobre <text:span text:style-name="T2">ess</text:span>as linguagens. Com principal interesse de aprendizado <text:span text:style-name="T3">própria</text:span>, e não <text:span text:style-name="T3">i</text:span>ntenção de ser um documento explicativo, <text:s/>curso, ou nada do tipo.</text:p>
      <text:p text:style-name="P5"/>
      <text:p text:style-name="P5">Por: Thiago Alexandre.</text:p>
      <text:p text:style-name="P5"/>
      <text:p text:style-name="P5"/>
      <text:p text:style-name="P5"/>
      <text:p text:style-name="P5"/>
      <text:h text:style-name="P7" text:outline-level="1">Resumo:</text:h>
      <text:p text:style-name="P3"/>
      <text:p text:style-name="P1">JavaScript, é uma linguagem de programação, usada não só para criar programas programas desktop, mas também, <text:span text:style-name="T5">e principalmente,</text:span> usada para a construção de site, a construção da parte interativa, da WEB, além <text:span text:style-name="T5">de ser usada para a</text:span> criação de Games, e muito mais. O nome JavaScript, <text:span text:style-name="T4">é só uma jogada de marketing da Netscape para que a linguagem conseguisse fazer sucesso, pois na época, a linguagem do momento, era o java, então eles queriam ganhar em cima do nome da linguagem Java, criada apenas um meses e alguns dias antes do JavaScript. Vamos entender melhor. Em 1995, estava acontecendo de fato uma revolução no mundo da internet, pois Tim Berners Lee, estava criando o HTML, mais a frente o CSS, e o famoso, WWW, mas para a internet funcionar de fato, era necessário, um navegador. Então um ano depois, James H. Clark, junto com, Marc Andreersen, criaram o navegador Netscape, e então após a empresa fazer sucesso, eles decidiram continuar com mais projetos, então <text:s/>Brendan Eich, criou a linguagem JavaScript para que essa linguagem, desse mais funcionalidades ao simples HTML. E até então, a linguagem vem crescendo, e hoje, ela é muito usada pelos programadores, princialmente no mundo da WE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2307" officeooo:paragraph-rsid="000523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JavaScript<text:tab/><text:tab/>@thiagoAlexandre3</text:p>
        <text:p text:style-name="MP1">Página: <text:page-number text:select-page="current">1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09:18:14.454615462</dc:date>
    <meta:editing-duration>PT3M34S</meta:editing-duration>
    <meta:editing-cycles>1</meta:editing-cycles>
    <meta:document-statistic meta:table-count="0" meta:image-count="0" meta:object-count="0" meta:page-count="1" meta:paragraph-count="7" meta:word-count="262" meta:character-count="1588" meta:non-whitespace-character-count="1330"/>
    <meta:generator>LibreOffice/6.0.7.3$Linux_X86_64 LibreOffice_project/00m0$Build-3</meta:generator>
  </office:meta>
</office:document-meta>
</file>